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Tabla1" style:family="table">
      <style:table-properties style:width="16.641cm" table:align="left"/>
    </style:style>
    <style:style style:name="Tabla1.A" style:family="table-column">
      <style:table-column-properties style:column-width="3.988cm"/>
    </style:style>
    <style:style style:name="Tabla1.B" style:family="table-column">
      <style:table-column-properties style:column-width="4.279cm"/>
    </style:style>
    <style:style style:name="Tabla1.C" style:family="table-column">
      <style:table-column-properties style:column-width="5.417cm"/>
    </style:style>
    <style:style style:name="Tabla1.D" style:family="table-column">
      <style:table-column-properties style:column-width="2.956cm"/>
    </style:style>
    <style:style style:name="Tabla1.A1" style:family="table-cell">
      <style:table-cell-properties style:vertical-align="middle" fo:padding="0.049cm" fo:border="0.75pt solid #000000"/>
    </style:style>
    <style:style style:name="P1" style:family="paragraph" style:parent-style-name="Text_20_body">
      <style:paragraph-properties fo:margin-left="0cm" fo:margin-right="0cm" fo:margin-top="0.423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.106cm" fo:margin-bottom="0.212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</style:style>
    <style:style style:name="P7" style:family="paragraph" style:parent-style-name="Text_20_body">
      <style:paragraph-properties fo:margin-left="0cm" fo:margin-right="0cm" fo:margin-top="0.423cm" fo:margin-bottom="0.035cm" style:contextual-spacing="false" fo:line-height="240%" fo:text-align="justify" style:justify-single-word="false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left="0cm" fo:margin-right="0cm" fo:margin-top="0.423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6" style:family="paragraph" style:parent-style-name="Table_20_Contents">
      <style:paragraph-properties fo:margin-left="0cm" fo:margin-right="0cm" fo:margin-top="0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left="0cm" fo:margin-right="0cm" fo:margin-top="0.423cm" fo:margin-bottom="0.247cm" style:contextual-spacing="false" fo:line-height="179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2a6099" loext:opacity="100%" style:text-line-through-style="none" style:text-line-through-type="none" style:font-name="Arial" fo:font-size="28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Georgia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34aa9a74-7fff-c166-726e-67c483a55a42"/>ANUNCI</text:p>
      <text:p text:style-name="P2"><text:line-break/><text:span text:style-name="T1"/></text:p>
      <text:p text:style-name="P3">L'Ajuntament de Mao informa que queda obert el termini de matriculació als cursos a l’escola municipal.</text:p>
      <text:p text:style-name="P3">-Ceràmica</text:p>
      <text:p text:style-name="P3">-Música</text:p>
      <text:p text:style-name="P3">-Dibuix</text:p>
      <text:p text:style-name="P3">Per mes informació, contacteu amb l'ajuntament de Mao.</text:p>
      <text:p text:style-name="P3"><text:line-break/><text:span text:style-name="T2"/></text:p>
      <text:p text:style-name="P3"><text:line-break/><text:span text:style-name="T2"/></text:p>
      <text:p text:style-name="P3"><text:line-break/><text:span text:style-name="T2"/></text:p>
      <text:p text:style-name="P3"><text:line-break/><text:span text:style-name="T2"/></text:p>
      <text:p text:style-name="P3"><text:line-break/><text:span text:style-name="T2"/></text:p>
      <text:p text:style-name="P3"><text:line-break/><text:span text:style-name="T2"/></text:p>
      <text:p text:style-name="P3"><text:line-break/><text:span text:style-name="T2"/></text:p>
      <text:p text:style-name="P3"><text:soft-page-break/><text:line-break/><text:span text:style-name="T2"/></text:p>
      <text:p text:style-name="P3"><text:line-break/><text:span text:style-name="T2"/></text:p>
      <text:p text:style-name="P1">CARTA</text:p>
      <text:p text:style-name="P4"><text:line-break/><text:span text:style-name="T1"/></text:p>
      <text:p text:style-name="P5">[IES Joan Ramis i Ramis]</text:p>
      <text:p text:style-name="P5">[Av. Vives Llull, 15, 07703 Mao, Illes Balears]</text:p>
      <text:p text:style-name="P5">[15 de Novembre del 2024]</text:p>
      <text:p text:style-name="P5">A l'atenció de: Xerox de Menorca </text:p>
      <text:p text:style-name="P5">[Carrer de Maria Lluisa Serra, 87, 07703 Mao, Illes Balears]</text:p>
      <text:p text:style-name="P5">Benvolguts/des,</text:p>
      <text:p text:style-name="P5">Els escrivim per sol·licitar una comanda de dues multi funcions. Ens agradaria rebre pressupost i termini de lliurament</text:p>
      <text:p text:style-name="P6"><text:span text:style-name="T3">Un cordial salutació<text:line-break/></text:span><text:span text:style-name="T3"/></text:p>
      <text:p text:style-name="P5">Directora del IES Joan Ramis i Ramis: Raquel Taltavull</text:p>
      <text:p text:style-name="P5"><text:soft-page-break/><text:line-break/><text:span text:style-name="T3"/></text:p>
      <text:p text:style-name="P7">CERTIFICAT</text:p>
      <text:p text:style-name="P8">Certificat de la secretaria del IES Joan Ramis i Ramis:</text:p>
      <text:p text:style-name="P8">[Adrián Pérez Calderón ]</text:p>
      <text:p text:style-name="P3">Amb DNI[*], esta cursant 1r de SMX al centre durant el curs 2024-2026</text:p>
      <text:p text:style-name="P3">Signatura:</text:p>
      <text:p text:style-name="P3"><text:line-break/><text:span text:style-name="T2"/></text:p>
      <text:p text:style-name="P9"><text:line-break/><text:span text:style-name="T2"/></text:p>
      <text:p text:style-name="P10">Secretaria del IES Joan Ramis i Ramis</text:p>
      <text:p text:style-name="P10"><text:line-break/><text:span text:style-name="T4"/></text:p>
      <text:p text:style-name="P10"><text:line-break/><text:span text:style-name="T4"/></text:p>
      <text:p text:style-name="P10"><text:line-break/><text:span text:style-name="T4"/></text:p>
      <text:p text:style-name="P10"><text:soft-page-break/><text:line-break/><text:span text:style-name="T4"/></text:p>
      <text:p text:style-name="P10"><text:line-break/><text:span text:style-name="T4"/></text:p>
      <text:p text:style-name="P10"><text:line-break/><text:span text:style-name="T4"/></text:p>
      <text:p text:style-name="P11">PLANTILLA DE CIRCULAR</text:p>
      <text:p text:style-name="Text_20_body"/>
      <text:p text:style-name="P9">Ajuntament de Mao – Servei de Recaptació</text:p>
      <text:p text:style-name="P9">S’ informa als contribuents que tenen fins al pròxim mes d’Abril per efectuar el pagament del rebu de l’IBI</text:p>
      <text:p text:style-name="P9"><text:line-break/><text:span text:style-name="T2"/></text:p>
      <text:p text:style-name="P9"><text:line-break/><text:span text:style-name="T2"/></text:p>
      <text:p text:style-name="P9"><text:line-break/><text:span text:style-name="T2"/></text:p>
      <text:p text:style-name="P9"><text:line-break/><text:span text:style-name="T2"/></text:p>
      <text:p text:style-name="P9"><text:line-break/><text:span text:style-name="T2"/></text:p>
      <text:p text:style-name="Text_20_body"><text:soft-page-break/><text:line-break/><text:line-break/></text:p>
      <text:p text:style-name="P11">CITACIÓ</text:p>
      <text:p text:style-name="Text_20_body"/>
      <text:p text:style-name="P3">---Citació---</text:p>
      <text:p text:style-name="P3"><text:line-break/><text:span text:style-name="T2"/></text:p>
      <text:p text:style-name="P3"><text:line-break/><text:span text:style-name="T2"/></text:p>
      <text:p text:style-name="P10">Es convoca a Adriàn Pérez Calderón, al despatx de la directora, al segon pati a les 10:45 per signar un document relacional amb el model 061</text:p>
      <text:p text:style-name="P10">cordialment,</text:p>
      <text:p text:style-name="P10"><text:line-break/><text:span text:style-name="T4"/></text:p>
      <text:p text:style-name="P10"><text:line-break/><text:span text:style-name="T4"/></text:p>
      <text:p text:style-name="Text_20_body"/>
      <text:p text:style-name="P11"/>
      <text:p text:style-name="P11"/>
      <text:p text:style-name="P12"><text:soft-page-break/><text:span text:style-name="T1">PLANTILLA DE CONTRACTE</text:span><text:span text:style-name="T1"/></text:p>
      <text:p text:style-name="P13">---Contracte---</text:p>
      <text:p text:style-name="P13"><text:line-break/><text:span text:style-name="T3"/></text:p>
      <text:p text:style-name="P13">parts contractants:</text:p>
      <text:p text:style-name="P13">vendedor:[nom i DNI]</text:p>
      <text:p text:style-name="P13">comprador:[nom i DNI]</text:p>
      <text:p text:style-name="P13">compra-venda d’un immoble situat a [Adreça]</text:p>
      <text:p text:style-name="P13">Condicions:</text:p>
      <text:p text:style-name="P13">Preu:[Quantitat]</text:p>
      <text:p text:style-name="P13">Termini de lliurament:[Dia]</text:p>
      <text:p text:style-name="P13">Altres condicions:[detalls]</text:p>
      <text:p text:style-name="P13">signat</text:p>
      <text:p text:style-name="P13">vendedor comprador</text:p>
      <text:p text:style-name="P13"><text:line-break/><text:span text:style-name="T3"/></text:p>
      <text:p text:style-name="P14"/>
      <text:p text:style-name="P11"/>
      <text:p text:style-name="P11"><text:soft-page-break/>PLANTILLA DE FACTURA</text:p>
      <text:p text:style-name="Text_20_body"/>
      <text:p text:style-name="P3">---Factura---</text:p>
      <text:p text:style-name="P3"><text:line-break/><text:span text:style-name="T2"/></text:p>
      <text:p text:style-name="P15">[Nom de l’empresa]</text:p>
      <text:p text:style-name="P15">[Adreça]</text:p>
      <text:p text:style-name="P15"><text:line-break/><text:span text:style-name="T5"/></text:p>
      <text:p text:style-name="P15">Factura núm.: [número]</text:p>
      <text:p text:style-name="P15">Data: [data]</text:p>
      <text:p text:style-name="P15">| Producte | Quantitat | Preu unitari | Total |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/>
          </table:table-cell>
        </table:table-row>
      </table:table>
      <text:p text:style-name="P15">| [Nom] | [X] | [X] | [X] |</text:p>
      <text:p text:style-name="P15">Total: [quantitat total]</text:p>
      <text:p text:style-name="P17"><text:line-break/><text:span text:style-name="T5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7:22.048910767</meta:creation-date>
    <dc:date>2024-11-19T09:52:31.596984569</dc:date>
    <meta:editing-duration>PT4S</meta:editing-duration>
    <meta:editing-cycles>1</meta:editing-cycles>
    <meta:generator>LibreOffice/24.8.3.2$Linux_X86_64 LibreOffice_project/e14c9fdd1f585efcbb2c5363087a99d20928d522</meta:generator>
    <meta:document-statistic meta:table-count="1" meta:image-count="0" meta:object-count="0" meta:page-count="7" meta:paragraph-count="85" meta:word-count="253" meta:character-count="1606" meta:non-whitespace-character-count="1367"/>
  </office:meta>
</office:document-meta>
</file>